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officeooo:paragraph-rsid="0010a9d3" style:font-size-asian="10pt" style:font-size-complex="10pt"/>
    </style:style>
    <style:style style:name="P4" style:family="paragraph" style:parent-style-name="Standard">
      <style:text-properties style:font-name="Arial" fo:font-size="10pt" fo:font-weight="bold" officeooo:rsid="0010a9d3" officeooo:paragraph-rsid="0010a9d3" style:font-size-asian="10pt" style:font-weight-asian="bold" style:font-size-complex="10pt" style:font-weight-complex="bold"/>
    </style:style>
    <style:style style:name="T1" style:family="text">
      <style:text-properties fo:font-weight="bold" officeooo:rsid="0010a9d3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69c5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One avenue to learn the skills necessary for leadership was varsity water polo. <text:s/>Leadership skills are necessary for success in times of hardship. <text:s/>During my senior year of high school, I was elected captain of the water polo team. <text:s/>Without a captain, the team had internal conflicts and could not play as a team. <text:s/>As the season continued, the team accepted me as the captain and I attempted to bring order and an unselfish attitude to our play.</text:span></text:p>
      <text:p text:style-name="P1"/>
      <text:p text:style-name="P2">Many times either as a student or athlete or both we need to take initiative at some point and</text:p>
      <text:p text:style-name="P2">lead your group. Leadership in my opinion is a very necessary skill you need to have in order to</text:p>
      <text:p text:style-name="P2">succeed in what you are doing and I think I possess this skill. The reason for me knowing that I</text:p>
      <text:p text:style-name="P2">possess leadership qualities is that I’ve once had to lead a whole team for a year throughout our</text:p>
      <text:p text:style-name="P2">best and worst times. This all happened my senior year in high school at the waterpolo team.</text:p>
      <text:p text:style-name="P2">We started off a new season and we were desperate for a leader to guide us. At first we didn’t</text:p>
      <text:p text:style-name="P2">have anyone and that caused a lot of conflict within our team. We did not play as a team and we</text:p>
      <text:p text:style-name="P2">would just play as an individual minding their own business, it was just selfish waterpolo. At this</text:p>
      <text:p text:style-name="P2">point I knew someone had to step up and do something so I decided to do exactly that. At first I</text:p>
      <text:p text:style-name="P2">was weary if the team would accept me as their captain but as the season went on I knew they</text:p>
      <text:p text:style-name="P2">accepted me. I was the one that brought order to the team. I taught my teammates how to run</text:p>
      <text:p text:style-name="P2">many plays I’ve learned from other people such as my past coaches and my brother. All of this</text:p>
      <text:p text:style-name="P2">only had good consequences because with me as their captain we started to truly play as a</text:p>
      <text:p text:style-name="P2">team and not be selfish, we played like brothers meaning we knew what every last one of us</text:p>
      <text:p text:style-name="P2">were thinking at the moment when we had the ball, we all knew what play to run and that lead</text:p>
      <text:p text:style-name="P3">us to something truly great. </text:p>
      <text:p text:style-name="P3"/>
      <text:p text:style-name="P3"><text:span text:style-name="T1">Our season was filled with both wins and losses. <text:s/>We viewed the team as a band of brothers so as to keep the cohesion going in spite of the win-loss record. <text:s/>As captain, I took responsibility for each loss and it was not a good feeling. <text:s/>One always wonders whether the game could have been altered with one blocked shot, or one more goal. <text:s/>All we could do was learn from our mistakes, and I emphasized that to my teammates. <text:s/>These experiences helped me to refine my skill as a leader.</text:span></text:p>
      <text:p text:style-name="P3"/>
      <text:p text:style-name="P3">In the long run we knew that we have become something more than</text:p>
      <text:p text:style-name="P2">teammates. It was almost like we were brothers. It might be like an exaggeration but this is how</text:p>
      <text:p text:style-name="P2">I and the others felt. During the season we had our ups and downs. We’ve won plenty of games</text:p>
      <text:p text:style-name="P2">but we also lost plenty. To me losing was always the worst feeling in the world, knowing that you</text:p>
      <text:p text:style-name="P2">could’ve won that one game only if you had 10 more seconds on the shot clock or maybe if you</text:p>
      <text:p text:style-name="P2">could’ve just blocked the game winning goal from the opponent. All of this was a terrible feeling</text:p>
      <text:p text:style-name="P2">and makes you want to give up as a leader but at the end these are only mistakes that</text:p>
      <text:p text:style-name="P2">happened in the past and the only thing we could do is learn from those mistakes. At the end of</text:p>
      <text:p text:style-name="P2">it we as a team experience this together like brothers when they first fight over something it</text:p>
      <text:p text:style-name="P2">makes you feel like crap but experiencing it together makes you have a stronger connection</text:p>
      <text:p text:style-name="P2">with one another and as a leader you tend to learn from it and that’s what makes us a better</text:p>
      <text:p text:style-name="P2">leader. With all these experiences I think I’ve become a good leader, one that is capable of</text:p>
      <text:p text:style-name="P3">leading many people and I think this showed in our last game of my high school career. </text:p>
      <text:p text:style-name="P3"/>
      <text:p text:style-name="P4">The last game of the season brought us an opponent that seemed insurmountable. <text:s/>Mentally, I could tell my teammates had lost the game before the first whistle <text:span text:style-name="T2">(note: I am using a metaphor here)</text:span><text:span text:style-name="T3">. <text:s/></text:span><text:span text:style-name="T4">I chose to encourage my teammates by telling them to hold their heads high, and to play with pride and to play as one unit. <text:s/>Although we went down fighting in a tough loss, my teammates (especially the seniors) played <text:s/>at peak performance, leaving everything in the pool. <text:s/>We left the match with a sense of satisfaction, knowing that we did everything we could despite losing. <text:s/>The experience of my senior year water polo season showed me that I am able to lead people through tough but also exciting circumstances. <text:s/>I intend to apply my experiences to college, and I am ready for a new challenge.</text:span></text:p>
      <text:p text:style-name="P3"/>
      <text:p text:style-name="P3">When</text:p>
      <text:p text:style-name="P2">we knew we were about to play a team we knew we couldn’t beat we all even put our heads</text:p>
      <text:p text:style-name="P2">down. We all rolled over like puppies giving up and just having this mentality that we’ve lost the</text:p>
      <text:p text:style-name="P2">game before it even started. At this point I knew I had to step up like I did before and do</text:p>
      <text:p text:style-name="P2">something. I just told my team “keep your heads up high and get ready for our last game of the</text:p>
      <text:p text:style-name="P2">season. I know that we all think we can’t beat this team but we’ll never know until we try. So let’s</text:p>
      <text:p text:style-name="P2"><text:soft-page-break/>go out there and play not only with our strength but with our pride and effort and even if we lose</text:p>
      <text:p text:style-name="P2">we know that we gave it our all.” This is what I told them and they were motivated. We all</text:p>
      <text:p text:style-name="P2">entered the pool with our heads up high ready to play a team. We played our hearts out that day</text:p>
      <text:p text:style-name="P2">we left everything we had at the pool and we went down fighting. At the end we lost the game</text:p>
      <text:p text:style-name="P2">and I kind of expected the team to be sad knowing that they lost the last game of the season by</text:p>
      <text:p text:style-name="P2">more than 5 goals, but they didn’t. They were all glad that the seniors played their last game of</text:p>
      <text:p text:style-name="P2">high school with everything they had and the under class men knowing they put all their pride</text:p>
      <text:p text:style-name="P2">and effort to their last game of the season. Overall at the end all of this was such a greatexperience to me. I learned what it was like to lead a whole team through the tuff and fun times.</text:p>
      <text:p text:style-name="P2">This experience in general prepared me for college and now I feel like I’m ready for anyth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4T14:32:32.925679230</meta:creation-date>
    <dc:date>2020-09-24T14:49:13.646419980</dc:date>
    <meta:editing-duration>PT5M40S</meta:editing-duration>
    <meta:editing-cycles>1</meta:editing-cycles>
    <meta:document-statistic meta:table-count="0" meta:image-count="0" meta:object-count="0" meta:page-count="2" meta:paragraph-count="47" meta:word-count="1124" meta:character-count="5746" meta:non-whitespace-character-count="4651"/>
    <meta:generator>LibreOffice/7.0.1.2$Linux_X86_64 LibreOffice_project/00$Build-2</meta:generator>
  </office:meta>
</office:document-meta>
</file>